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Courier New" svg:font-family="'Courier New', monospace"/>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3pt"/>
    </style:style>
    <style:style style:name="P2" style:family="paragraph" style:parent-style-name="Text_20_body">
      <style:paragraph-properties fo:margin-left="0cm" fo:margin-right="0cm" fo:margin-top="0cm" fo:margin-bottom="0cm" style:line-height-at-least="0.9cm" fo:text-align="center" style:justify-single-word="false" fo:text-indent="0cm" style:auto-text-indent="false"/>
      <style:text-properties fo:font-size="18pt" fo:language="fr" fo:country="FR" style:text-underline-style="solid" style:text-underline-width="auto" style:text-underline-color="font-color" fo:font-weight="bold"/>
    </style:style>
    <style:style style:name="P3" style:family="paragraph" style:parent-style-name="Text_20_body">
      <style:paragraph-properties fo:margin-left="0cm" fo:margin-right="0cm" fo:margin-top="0cm" fo:margin-bottom="0cm" style:line-height-at-least="0.556cm" fo:text-align="start" style:justify-single-word="false" fo:text-indent="0cm" style:auto-text-indent="false"/>
    </style:style>
    <style:style style:name="P4" style:family="paragraph" style:parent-style-name="Text_20_body">
      <style:paragraph-properties fo:margin-left="0cm" fo:margin-right="0cm" fo:margin-top="0cm" fo:margin-bottom="0cm" style:line-height-at-least="0.794cm" fo:text-align="start" style:justify-single-word="false" fo:text-indent="0cm" style:auto-text-indent="false"/>
      <style:text-properties fo:font-size="16pt" fo:language="fr" fo:country="FR" style:text-underline-style="solid" style:text-underline-width="auto" style:text-underline-color="font-color" fo:font-weight="bold"/>
    </style:style>
    <style:style style:name="P5" style:family="paragraph" style:parent-style-name="Text_20_body">
      <style:paragraph-properties fo:margin-left="0cm" fo:margin-right="0cm" fo:margin-top="0cm" fo:margin-bottom="0cm" style:line-height-at-least="0.556cm" fo:text-align="start" style:justify-single-word="false" fo:text-indent="0cm" style:auto-text-indent="false"/>
      <style:text-properties style:text-line-through-style="none" fo:font-size="13pt" fo:language="fr" fo:country="FR" style:text-underline-style="none" fo:font-weight="normal" style:text-blinking="false"/>
    </style:style>
    <style:style style:name="P6" style:family="paragraph" style:parent-style-name="Text_20_body">
      <style:paragraph-properties fo:margin-left="0cm" fo:margin-right="0cm" fo:margin-top="0cm" fo:margin-bottom="0cm" style:line-height-at-least="0.556cm" fo:text-align="start" style:justify-single-word="false" fo:text-indent="0cm" style:auto-text-indent="false"/>
      <style:text-properties style:text-line-through-style="none" style:font-name="Courier New" fo:font-size="13pt" fo:language="fr" fo:country="FR"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align="start" style:justify-single-word="false" fo:text-indent="0cm" style:auto-text-indent="false"/>
      <style:text-properties fo:font-size="13pt" fo:language="fr" fo:country="FR"/>
    </style:style>
    <style:style style:name="P8" style:family="paragraph" style:parent-style-name="Text_20_body">
      <style:paragraph-properties fo:margin-left="0cm" fo:margin-right="0cm" fo:margin-top="0cm" fo:margin-bottom="0cm" style:line-height-at-least="0.556cm" fo:text-align="start" style:justify-single-word="false" fo:text-indent="0cm" style:auto-text-indent="false"/>
      <style:text-properties fo:font-size="13pt" fo:language="fr" fo:country="FR"/>
    </style:style>
    <style:style style:name="P9" style:family="paragraph" style:parent-style-name="Text_20_body">
      <style:paragraph-properties fo:margin-left="0cm" fo:margin-right="0cm" fo:margin-top="0cm" fo:margin-bottom="0cm" style:line-height-at-least="0.635cm" fo:text-align="start" style:justify-single-word="false" fo:text-indent="0cm" style:auto-text-indent="false"/>
    </style:style>
    <style:style style:name="P10" style:family="paragraph" style:parent-style-name="Text_20_body">
      <style:paragraph-properties fo:margin-left="0cm" fo:margin-right="0cm" fo:margin-top="0cm" fo:margin-bottom="0cm" style:line-height-at-least="0.556cm" fo:text-align="start" style:justify-single-word="false" fo:text-indent="0cm" style:auto-text-indent="false"/>
      <style:text-properties fo:font-variant="normal" fo:text-transform="none" fo:color="#444444" style:font-name="Calibri" fo:font-size="13pt" fo:letter-spacing="normal" fo:language="fr" fo:country="FR" fo:font-style="normal" fo:font-weight="normal"/>
    </style:style>
    <style:style style:name="P11" style:family="paragraph" style:parent-style-name="Text_20_body">
      <style:paragraph-properties fo:margin-left="0cm" fo:margin-right="0cm" fo:margin-top="0cm" fo:margin-bottom="0cm" style:line-height-at-least="0.794cm" fo:text-align="start" style:justify-single-word="false" fo:text-indent="0cm" style:auto-text-indent="false"/>
      <style:text-properties fo:font-variant="normal" fo:text-transform="none" fo:color="#444444" style:font-name="Calibri" fo:font-size="16pt" fo:letter-spacing="normal" fo:font-style="normal" fo:font-weight="bold"/>
    </style:style>
    <style:style style:name="P12" style:family="paragraph" style:parent-style-name="Text_20_body">
      <style:paragraph-properties fo:margin-left="0cm" fo:margin-right="0cm" fo:margin-top="0cm" fo:margin-bottom="0cm" style:line-height-at-least="0.556cm" fo:text-align="start" style:justify-single-word="false" fo:text-indent="0cm" style:auto-text-indent="false"/>
      <style:text-properties fo:font-variant="normal" fo:text-transform="none" fo:color="#444444" style:font-name="Calibri" fo:font-size="16pt" fo:letter-spacing="normal" fo:language="fr" fo:country="FR" fo:font-style="normal" style:text-underline-style="solid" style:text-underline-width="auto" style:text-underline-color="font-color" fo:font-weight="bold"/>
    </style:style>
    <style:style style:name="P13" style:family="paragraph" style:parent-style-name="Text_20_body">
      <style:paragraph-properties fo:margin-left="0cm" fo:margin-right="0cm" fo:margin-top="0cm" fo:margin-bottom="0cm" style:line-height-at-least="0.556cm" fo:text-align="center" style:justify-single-word="false" fo:text-indent="0cm" style:auto-text-indent="false"/>
      <style:text-properties fo:font-variant="normal" fo:text-transform="none" fo:color="#444444" style:font-name="Calibri" fo:font-size="16pt" fo:letter-spacing="normal" fo:language="fr" fo:country="FR" fo:font-style="normal"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cm" style:line-height-at-least="0.661cm" fo:text-align="start" style:justify-single-word="false" fo:text-indent="0cm" style:auto-text-indent="false"/>
      <style:text-properties fo:font-variant="normal" fo:text-transform="none" fo:color="#444444" style:font-name="Calibri" fo:font-size="14pt" fo:letter-spacing="normal" fo:font-style="normal" style:text-underline-style="solid" style:text-underline-width="auto" style:text-underline-color="font-color" fo:font-weight="normal"/>
    </style:style>
    <style:style style:name="P15" style:family="paragraph" style:parent-style-name="Text_20_body">
      <style:paragraph-properties fo:margin-left="0cm" fo:margin-right="0cm" fo:margin-top="0cm" fo:margin-bottom="0cm" style:line-height-at-least="0.556cm" fo:text-align="start" style:justify-single-word="false" fo:text-indent="0cm" style:auto-text-indent="false"/>
      <style:text-properties fo:font-variant="normal" fo:text-transform="none" fo:color="#444444" style:font-name="Calibri" fo:font-size="14pt" fo:letter-spacing="normal" fo:font-style="normal" fo:font-weight="normal"/>
    </style:style>
    <style:style style:name="P16" style:family="paragraph" style:parent-style-name="Text_20_body">
      <style:paragraph-properties fo:margin-left="0cm" fo:margin-right="0cm" fo:margin-top="0cm" fo:margin-bottom="0cm" style:line-height-at-least="0.661cm" fo:text-align="start" style:justify-single-word="false" fo:text-indent="0cm" style:auto-text-indent="false"/>
      <style:text-properties fo:font-variant="normal" fo:text-transform="none" fo:color="#444444" style:font-name="Calibri" fo:font-size="14pt" fo:letter-spacing="normal" fo:font-style="normal" fo:font-weight="normal"/>
    </style:style>
    <style:style style:name="P17" style:family="paragraph" style:parent-style-name="Text_20_body">
      <style:paragraph-properties fo:margin-left="0cm" fo:margin-right="0cm" fo:margin-top="0cm" fo:margin-bottom="0cm" style:line-height-at-least="0.661cm" fo:text-align="start" style:justify-single-word="false" fo:text-indent="0cm" style:auto-text-indent="false"/>
      <style:text-properties fo:font-variant="normal" fo:text-transform="none" fo:color="#444444" style:font-name="Calibri" fo:font-size="14pt" fo:letter-spacing="normal" fo:font-style="normal" fo:font-weight="bold"/>
    </style:style>
    <style:style style:name="P18" style:family="paragraph" style:parent-style-name="Text_20_body">
      <style:paragraph-properties fo:margin-left="0cm" fo:margin-right="0cm" fo:margin-top="0cm" fo:margin-bottom="0cm" style:line-height-at-least="0.9cm" fo:text-align="center" style:justify-single-word="false" fo:text-indent="0cm" style:auto-text-indent="false"/>
      <style:text-properties fo:font-variant="normal" fo:text-transform="none" fo:color="#444444" style:font-name="Calibri" fo:font-size="18pt" fo:letter-spacing="normal" fo:font-style="normal" style:text-underline-style="solid" style:text-underline-width="auto" style:text-underline-color="font-color" fo:font-weight="bold"/>
    </style:style>
    <style:style style:name="P19" style:family="paragraph" style:parent-style-name="Text_20_body">
      <style:paragraph-properties fo:margin-left="0cm" fo:margin-right="0cm" fo:margin-top="0cm" fo:margin-bottom="0cm" style:line-height-at-least="0.556cm" fo:text-indent="0cm" style:auto-text-indent="false"/>
      <style:text-properties fo:font-variant="normal" fo:text-transform="none" fo:color="#444444" style:font-name="Calibri" fo:font-size="11.25pt" fo:letter-spacing="normal" fo:font-style="normal" fo:font-weight="normal"/>
    </style:style>
    <style:style style:name="P20" style:family="paragraph" style:parent-style-name="Text_20_body">
      <style:paragraph-properties fo:margin-left="0cm" fo:margin-right="0cm" fo:margin-top="0cm" fo:margin-bottom="0cm" style:line-height-at-least="0.661cm" fo:text-align="start" style:justify-single-word="false" fo:text-indent="0cm" style:auto-text-indent="false"/>
      <style:text-properties fo:font-variant="normal" fo:text-transform="none" fo:color="#444444" style:text-line-through-style="none" style:font-name="Calibri" fo:font-size="14pt" fo:letter-spacing="normal" fo:font-style="normal" style:text-underline-style="none" fo:font-weight="normal" style:text-blinking="false"/>
    </style:style>
    <style:style style:name="P21" style:family="paragraph" style:parent-style-name="Text_20_body">
      <style:paragraph-properties fo:margin-left="0cm" fo:margin-right="0cm" fo:margin-top="0cm" fo:margin-bottom="0cm" style:line-height-at-least="0.661cm" fo:text-align="start" style:justify-single-word="false" fo:text-indent="0cm" style:auto-text-indent="false" style:writing-mode="lr-tb"/>
      <style:text-properties fo:font-variant="normal" fo:text-transform="none" fo:color="#444444" style:font-name="Calibri" fo:font-size="14pt" fo:letter-spacing="normal" fo:font-style="normal" style:text-underline-style="solid" style:text-underline-width="auto" style:text-underline-color="font-color" fo:font-weight="normal"/>
    </style:style>
    <style:style style:name="P22" style:family="paragraph" style:parent-style-name="Text_20_body">
      <style:paragraph-properties fo:margin-left="0cm" fo:margin-right="0cm" fo:margin-top="0cm" fo:margin-bottom="0cm" style:line-height-at-least="0.556cm" fo:text-align="start" style:justify-single-word="false" fo:text-indent="0cm" style:auto-text-indent="false" style:writing-mode="lr-tb"/>
      <style:text-properties fo:font-variant="normal" fo:text-transform="none" fo:color="#444444" style:font-name="Calibri" fo:font-size="14pt" fo:letter-spacing="normal" fo:font-style="normal" fo:font-weight="normal"/>
    </style:style>
    <style:style style:name="P23" style:family="paragraph" style:parent-style-name="Text_20_body">
      <style:paragraph-properties fo:margin-left="0cm" fo:margin-right="0cm" fo:margin-top="0cm" fo:margin-bottom="0cm" style:line-height-at-least="0.661cm" fo:text-align="start" style:justify-single-word="false" fo:text-indent="0cm" style:auto-text-indent="false" style:writing-mode="lr-tb"/>
      <style:text-properties fo:font-variant="normal" fo:text-transform="none" fo:color="#444444" style:font-name="Calibri" fo:font-size="14pt" fo:letter-spacing="normal" fo:font-style="normal" fo:font-weight="bold"/>
    </style:style>
    <style:style style:name="P24" style:family="paragraph" style:parent-style-name="Text_20_body">
      <style:paragraph-properties fo:margin-left="0cm" fo:margin-right="0cm" fo:margin-top="0cm" fo:margin-bottom="0cm" style:line-height-at-least="0.556cm" fo:text-align="start" style:justify-single-word="false" fo:text-indent="0cm" style:auto-text-indent="false" style:writing-mode="lr-tb"/>
    </style:style>
    <style:style style:name="P25" style:family="paragraph" style:parent-style-name="Standard">
      <style:paragraph-properties fo:margin-left="0cm" fo:margin-right="0cm" style:line-height-at-least="0.556cm" fo:text-indent="0cm" style:auto-text-indent="false"/>
      <style:text-properties fo:font-variant="normal" fo:text-transform="none" fo:color="#444444" style:font-name="Calibri" fo:font-size="11.25pt" fo:letter-spacing="normal" fo:font-style="normal" fo:font-weight="normal"/>
    </style:style>
    <style:style style:name="P26" style:family="paragraph" style:parent-style-name="Standard">
      <style:paragraph-properties fo:margin-left="0cm" fo:margin-right="0cm" style:line-height-at-least="0.661cm" fo:text-indent="0cm" style:auto-text-indent="false"/>
      <style:text-properties fo:font-variant="normal" fo:text-transform="none" fo:color="#444444" style:font-name="Calibri" fo:font-size="14pt" fo:letter-spacing="normal" fo:font-style="normal" fo:font-weight="bold"/>
    </style:style>
    <style:style style:name="P27" style:family="paragraph" style:parent-style-name="Standard">
      <style:paragraph-properties fo:margin-left="0cm" fo:margin-right="0cm" fo:margin-top="0cm" fo:margin-bottom="0.499cm" style:line-height-at-least="0.556cm" fo:text-indent="0cm" style:auto-text-indent="false"/>
      <style:text-properties fo:font-variant="normal" fo:text-transform="none" fo:color="#444444" style:font-name="Calibri" fo:font-size="11.25pt" fo:letter-spacing="normal" fo:font-style="normal" fo:font-weight="bold"/>
    </style:style>
    <style:style style:name="P28" style:family="paragraph" style:parent-style-name="Text_20_body">
      <style:paragraph-properties fo:margin-top="0cm" fo:margin-bottom="0cm" style:line-height-at-least="0.556cm"/>
    </style:style>
    <style:style style:name="P29" style:family="paragraph" style:parent-style-name="Text_20_body">
      <style:paragraph-properties fo:margin-top="0cm" fo:margin-bottom="0cm" style:line-height-at-least="0.661cm"/>
      <style:text-properties fo:font-variant="normal" fo:text-transform="none" fo:color="#444444" style:font-name="Calibri" fo:font-size="14pt" fo:letter-spacing="normal" fo:font-style="normal" fo:font-weight="bold"/>
    </style:style>
    <style:style style:name="P30" style:family="paragraph" style:parent-style-name="Preformatted_20_Text">
      <style:paragraph-properties fo:margin-top="0cm" fo:margin-bottom="0.499cm" style:line-height-at-least="0.556cm" fo:text-align="start" style:justify-single-word="false"/>
      <style:text-properties style:text-line-through-style="none" fo:font-size="13pt" fo:language="fr" fo:country="FR" style:text-underline-style="none" fo:font-weight="normal" style:text-blinking="false"/>
    </style:style>
    <style:style style:name="P31" style:family="paragraph" style:parent-style-name="Preformatted_20_Text">
      <style:paragraph-properties fo:margin-top="0cm" fo:margin-bottom="0.499cm" style:line-height-at-least="0.635cm" fo:text-align="start" style:justify-single-word="false"/>
    </style:style>
    <style:style style:name="P32" style:family="paragraph" style:parent-style-name="Standard">
      <style:paragraph-properties fo:margin-left="0cm" fo:margin-right="0cm" style:line-height-at-least="0.661cm" fo:text-align="center" style:justify-single-word="false" fo:text-indent="0cm" style:auto-text-indent="false"/>
      <style:text-properties fo:font-variant="normal" fo:text-transform="none" fo:color="#444444" style:font-name="Calibri" fo:font-size="14pt" fo:letter-spacing="normal" fo:font-style="normal" fo:font-weight="bold"/>
    </style:style>
    <style:style style:name="P33" style:family="paragraph" style:parent-style-name="Text_20_body">
      <style:text-properties fo:font-size="12pt"/>
    </style:style>
    <style:style style:name="P34" style:family="paragraph" style:parent-style-name="Text_20_body" style:list-style-name="L1">
      <style:paragraph-properties fo:margin-left="0cm" fo:margin-right="0cm" fo:margin-top="0cm" fo:margin-bottom="0.079cm" style:line-height-at-least="0.556cm" fo:text-indent="0cm" style:auto-text-indent="false"/>
      <style:text-properties fo:font-variant="normal" fo:text-transform="none" fo:color="#444444" style:font-name="Calibri" fo:font-size="11.25pt" fo:letter-spacing="normal" fo:font-style="normal" fo:font-weight="normal"/>
    </style:style>
    <style:style style:name="P35" style:family="paragraph" style:parent-style-name="Text_20_body">
      <style:paragraph-properties fo:margin-left="0cm" fo:margin-right="0cm" fo:margin-top="0cm" fo:margin-bottom="0cm" style:line-height-at-least="0.661cm" fo:text-align="start" style:justify-single-word="false" fo:text-indent="0cm" style:auto-text-indent="false"/>
      <style:text-properties fo:font-variant="normal" fo:text-transform="none" fo:color="#444444" style:font-name="Calibri" fo:font-size="14pt" fo:letter-spacing="normal" fo:font-style="normal" fo:font-weight="normal"/>
    </style:style>
    <style:style style:name="T1" style:family="text">
      <style:text-properties style:text-line-through-style="none" style:text-underline-style="none" fo:font-weight="normal" style:text-blinking="false"/>
    </style:style>
    <style:style style:name="T2" style:family="text">
      <style:text-properties style:text-line-through-style="none" style:text-underline-style="none" style:text-blinking="false"/>
    </style:style>
    <style:style style:name="T3" style:family="text">
      <style:text-properties style:text-line-through-style="none" fo:font-size="13pt" fo:language="fr" fo:country="FR" style:text-underline-style="none" fo:font-weight="normal" style:text-blinking="false"/>
    </style:style>
    <style:style style:name="T4" style:family="text">
      <style:text-properties fo:color="#0068cf" fo:font-size="13pt" fo:language="fr" fo:country="FR" style:text-underline-style="solid" style:text-underline-width="auto" style:text-underline-color="font-color"/>
    </style:style>
    <style:style style:name="T5" style:family="text">
      <style:text-properties fo:color="#0068cf" style:text-line-through-style="none" fo:font-size="13pt" fo:language="fr" fo:country="FR" style:text-underline-style="solid" style:text-underline-width="auto" style:text-underline-color="font-color" fo:font-weight="normal" style:text-blinking="false"/>
    </style:style>
    <style:style style:name="T6" style:family="text">
      <style:text-properties style:text-underline-style="solid" style:text-underline-width="auto" style:text-underline-color="font-color"/>
    </style:style>
    <style:style style:name="T7"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16/02</text:p>
      <text:p text:style-name="P3"/>
      <text:p text:style-name="P4">I – Organisation</text:p>
      <text:p text:style-name="P3"/>
      <text:p text:style-name="P5">On a quelques problèmes d'organisation, vis à vis de Pierre-Alexandre, donc il va se charger de vous contacter pour en parler.</text:p>
      <text:p text:style-name="P7"><text:span text:style-name="T1">Par ailleurs, Maximilien </text:span>Dersch Du Mesgnil, collègue du master IMAGINA ayant déjà validé son TER l'année dernière, ne peux pas obtenir de note (contrôle continu) dans la matière "Conduite de Projet". Mr Bourreau lui a donc proposer de chercher un groupe de TER dans lequel il participerai au niveau organisation du projet. Il s'est donc adressé à nous pour intégrer le groupe (seulement coté conduite de projet). Nous sommes d'accord de l’intégrer dans le groupe, si vous aussi.</text:p>
      <text:p text:style-name="P8">Nous avons mis en place un reposite sur Github qui contiendra tout notre projet a l'adresse suivante :</text:p>
      <text:p text:style-name="P9"><text:a xlink:type="simple" xlink:href="https://github.com/RaphL/TER.git" office:target-frame-name="_blank" xlink:show="new" text:style-name="Internet_20_link" text:visited-style-name="Visited_20_Internet_20_Link"><text:span text:style-name="T4">https://github.com/RaphL/TER.git</text:span></text:a></text:p>
      <text:p text:style-name="P8">ou en ssh :</text:p>
      <text:p text:style-name="P8">git@github.com:RaphL/TER.git</text:p>
      <text:p text:style-name="P8">Nous avons ajouté Mr Seilles en tant que membre, mais nous n'avons pas trouvé Mr Hervouet. Vous pourrez ainsi suivre l'avancée du projet.</text:p>
      <text:p text:style-name="P3"/>
      <text:p text:style-name="P4">II – Documentation et implémentation</text:p>
      <text:p text:style-name="P3"/>
      <text:p text:style-name="P5">Nous avons regardé les présentation de Mr Benjamin Bayart, qui a beaucoup éclairci notre compréhension du réseau et du web.</text:p>
      <text:p text:style-name="P5">Nous nous sommes pour le moment intéressé à l'implémentation de serveur web en python et en C/C++. On a pu remarquer que implémenter un serveur simple (qui ne gère que les requêtes de type GET) peux se faire en une seul ligne :</text:p>
      <text:p text:style-name="P6">python -c 'import SimpleHTTPServer;SimpleHTTPServer.test()'</text:p>
      <text:p text:style-name="P5">Nous avons cependant besoin de gérer d'autres types de requêtes, donc nous devons nous pencher sur une implémentation plus précise et plus détaillée.</text:p>
      <text:p text:style-name="P1">En ce qui concerne le C++, l'implémentation est plus explicite, en effet contrairement a python qui boucle automatiquement grâce à la méthode suivante :</text:p>
      <text:p text:style-name="P30">server.serve_forever()</text:p>
      <text:p text:style-name="P5">Alors qu'en C++, il faut créer cette méthode. On ne va pas s’attarder longtemps sur l'implémentation d'un serveur web en C++, mais nous avons trouver judicieux d'y jeter un œil.</text:p>
      <text:p text:style-name="P33"><text:line-break/>On a tenté de faire quelques requêtes CURL, mais pour le moment seul une requete simple comme : "curl adresseURL/nomFichier" fonctionne (donc une requête GET).<text:line-break/>Pour des requêtes de type POST on a trouvé la syntaxe :</text:p>
      <text:p text:style-name="P31"><text:span text:style-name="T3">curl --form "fileupload=@filename.txt" </text:span><text:a xlink:type="simple" xlink:href="http://example.com/resource.cgi" office:target-frame-name="_blank" xlink:show="new" text:style-name="Internet_20_link" text:visited-style-name="Visited_20_Internet_20_Link"><text:span text:style-name="T5">http://example.com/resource.cgi</text:span></text:a></text:p>
      <text:p text:style-name="P8"><text:soft-page-break/>ou :</text:p>
      <text:p text:style-name="P31"><text:span text:style-name="T3">curl --data "param1=value1&amp;param2=value2" </text:span><text:a xlink:type="simple" xlink:href="http://example.com/resource.cgi" office:target-frame-name="_blank" xlink:show="new" text:style-name="Internet_20_link" text:visited-style-name="Visited_20_Internet_20_Link"><text:span text:style-name="T5">http://example.com/resource.cgi</text:span></text:a></text:p>
      <text:p text:style-name="P10">Nous allons maintenant nous intéresser au framework Play, tout en améliorant le serveur python et en s’exerçant sur des requêtes CURL.</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Compte Rendu 28/03</text:p>
      <text:p text:style-name="P24"/>
      <text:p text:style-name="P21">Revision de l'objectif :</text:p>
      <text:p text:style-name="P24"/>
      <text:p text:style-name="P22">L'objectif du projet est de concevoir un template et l'application client permettant de gérer l'affichage des données d'un serveur en fonction de ce template.</text:p>
      <text:p text:style-name="P24"/>
      <text:p text:style-name="P23">1)Template</text:p>
      <text:p text:style-name="P22">On doit définir un language de template générique (pour tout type de ressources) qui permettrait de mettre en page plusieurs types de données brut avec une seule syntaxe.</text:p>
      <text:p text:style-name="P22">Dans un premier temps, concevoir une syntaxe minimaliste permettant d'afficher les éléments les plus communs du web (listes, tableaux, ect...). S'inspirer de template existant ?</text:p>
      <text:p text:style-name="P24"/>
      <text:p text:style-name="P23">2)Parser</text:p>
      <text:p text:style-name="P22">Le rôle du parser est de générer un HTML à partir d'un fichier de données ainsi qu'un fichier template.</text:p>
      <text:p text:style-name="P22">Un parser par type de données (XML, JSON, RDF ...) en rendant directement du HTML.</text:p>
      <text:p text:style-name="P22">A court terme, choisir un type de donnée pour un premier prototype.</text:p>
      <text:p text:style-name="P24"/>
      <text:p text:style-name="P23">3)Plugin</text:p>
      <text:p text:style-name="P22">Le rôle du plugin est de fournir une interface simple à l'utilisateur pour qu'il puisse accéder aux données d'un serveur.</text:p>
      <text:p text:style-name="P22">Il doit vérifier si le template existe déjà ou le demander le cas échéant.</text:p>
      <text:p text:style-name="P22">Il doit appeler le bon parser selon le type de la ressource pour ensuite afficher le HTML généré par le parser.</text:p>
      <text:p text:style-name="Text_20_body"><text:line-break/></text:p>
      <text:p text:style-name="P28"/>
      <text:p text:style-name="P18"/>
      <text:p text:style-name="P18"/>
      <text:p text:style-name="P18"/>
      <text:p text:style-name="P18"/>
      <text:p text:style-name="P18"/>
      <text:p text:style-name="P18"/>
      <text:p text:style-name="P18"/>
      <text:p text:style-name="P18"><text:soft-page-break/>Compte Rendu du 04/04</text:p>
      <text:p text:style-name="P3"/>
      <text:p text:style-name="P14">En début de réunion :</text:p>
      <text:p text:style-name="P15">Démo de l'intégration d'un plugin au navigateur.</text:p>
      <text:p text:style-name="P15">Démo d'affichage de données JSON en HTML avec Javascript.</text:p>
      <text:p text:style-name="P3"/>
      <text:p text:style-name="P11">1)<text:span text:style-name="T6">Parser</text:span></text:p>
      <text:p text:style-name="P14">On avait trois choix :</text:p>
      <text:p text:style-name="P15">-Convertir en XML n'importe quel format de données (JSON, RDF...) pour ensuite appliquer du XSL.</text:p>
      <text:p text:style-name="P15">-Créer un langage de template minimaliste :</text:p>
      <text:p text:style-name="P15">Soit en XML pour utiliser les parser déjà existant ;</text:p>
      <text:p text:style-name="P15">Soit en développant notre propre interpréteur.</text:p>
      <text:p text:style-name="P3"/>
      <text:p text:style-name="P15">On a écarté le premier choix car il ne correspond pas à la problématique du projet.</text:p>
      <text:p text:style-name="P15">Les deux autres choix sont envisageables mais présentent certains inconvénients.</text:p>
      <text:p text:style-name="P15">Notre préférence va à la troisième option qui permet de définir un langage simple et intuitif pour l'utilisateur, ce que ne permet pas XML (surcharge de balises).</text:p>
      <text:p text:style-name="P15">Cependant elle exige des compétences difficiles à acquérir dans le temps imparti.</text:p>
      <text:p text:style-name="P3"/>
      <text:p text:style-name="P14">Objectif :</text:p>
      <text:p text:style-name="P15">Estimer si la troisième option est réalisable, en regardant les langages de template existant (Django). Si la troisième solution s'avère irréalisable, la deuxième solution sera adoptée, afin de présenter des résultats similaires dans une application concrète.</text:p>
      <text:p text:style-name="P3"/>
      <text:p text:style-name="P17">2)<text:span text:style-name="T6">Plugin</text:span></text:p>
      <text:p text:style-name="P16"><text:span text:style-name="T6">Problématique :</text:span> Concernant l'envoi d'une demande de ressource à un serveur (MyWeb ou autre),</text:p>
      <text:p text:style-name="P15">peut-on utiliser la barre d'adresse du navigateur pour rendre l'utilisation de l'application transparente ?</text:p>
      <text:p text:style-name="P3"/>
      <text:p text:style-name="P16"><text:span text:style-name="T6">Objectif :</text:span><text:span text:style-name="T2"> Estimer la faisabilité de cette fonctionnalité.</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COMPTE-RENDU DE RÉUNION DU 11/04</text:p>
      <text:p text:style-name="P25"/>
      <text:p text:style-name="P26">1. Plugin</text:p>
      <text:p text:style-name="P26"/>
      <text:p text:style-name="P25"><text:span text:style-name="T7">Problématique :</text:span> Comment formuler la requête de template au serveur ?</text:p>
      <text:p text:style-name="P27">Options proposées :</text:p>
      <text:list xml:id="list2030900684799128159" text:style-name="L1">
        <text:list-item>
          <text:p text:style-name="P34">Une première possibilité sera de l'intégrer dans la donnée : un champ renseignant quel template demander sera intégré dans une balise qui, au parsing, permettra au plugin d'effectuer la requête.</text:p>
        </text:list-item>
        <text:list-item>
          <text:p text:style-name="P34">Une autre option sera de définir d'un convention de nommage qui permet de au plugin de déterminer la requête à formuler en fonction des fichiers reçus du serveur.</text:p>
        </text:list-item>
        <text:list-item>
          <text:p text:style-name="P34">Enfin, il sera possible de définir une table de correspondance, côté serveur, permettant de renvoyer une liste et d’émettre une requête sur un des éléments de la liste.</text:p>
        </text:list-item>
      </text:list>
      <text:p text:style-name="P29">2. Template</text:p>
      <text:p text:style-name="P19"/>
      <text:p text:style-name="P19"><text:span text:style-name="T7">Objectif 1 :</text:span> Les scripts JS seront générés grâce à JISON. Ce programme bison permet de transformer en JS les scripts écrits dans ce programme.</text:p>
      <text:p text:style-name="P19"/>
      <text:p text:style-name="P19"><text:span text:style-name="T7">Objectif 2 :</text:span> Pour chaque template on proposera un CSS, permettant une visualisation du conten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Compte rendu du 25/04</text:p>
      <text:p text:style-name="P3"/>
      <text:p text:style-name="P15">Comment gérer la conversation client – serveur web ?</text:p>
      <text:p text:style-name="P15">Quel est la structure des serveurs web ?</text:p>
      <text:p text:style-name="P3"/>
      <text:p text:style-name="P11">1)<text:span text:style-name="T6">Serveur</text:span></text:p>
      <text:p text:style-name="P3"/>
      <text:p text:style-name="P20">Pour chaque route, on va définir le comportement des méthodes GET, POST, HEAD. Il y aura une route pour chaque ressource, et une route pour chaque template associé. Cela requière de mettre en place un protocole de conversation client-serveur pour gérer la demande d'un template par défaut ainsi que la ressource.</text:p>
      <text:p text:style-name="P3"/>
      <text:p text:style-name="P11"><text:span text:style-name="T2">2)</text:span><text:span text:style-name="T6">Rapport</text:span></text:p>
      <text:p text:style-name="P3"/>
      <text:p text:style-name="P15">Nous avons un début de plan :</text:p>
      <text:p text:style-name="P3"/>
      <text:p text:style-name="P14">Sujet :</text:p>
      <text:p text:style-name="P15">Fond : toujours sur le serveur web.</text:p>
      <text:p text:style-name="P15">Forme : chez l'utilisateur (client). Il a ses propres templates locaux.</text:p>
      <text:p text:style-name="P3"/>
      <text:p text:style-name="P16"><text:span text:style-name="T6">Cas d'usage à long terme</text:span> (dans l'idéale comment ça marche?).</text:p>
      <text:p text:style-name="P3"/>
      <text:p text:style-name="P16"><text:span text:style-name="T6">Les technologie étudiés</text:span><text:span text:style-name="T2"> (HTTP, XML/XSL, JISON, framework...).</text:span></text:p>
      <text:p text:style-name="P3"/>
      <text:p text:style-name="P16"><text:span text:style-name="T6">État de l'art </text:span><text:span text:style-name="T2">(ce qu'il y a de bien, de pas bien, et ce que nous on fait : sur quelle limite on a étudié).</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Courier New" svg:font-family="'Courier New', monospace"/>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ktor </meta:initial-creator>
    <meta:creation-date>2014-05-05T14:09:40.18</meta:creation-date>
    <dc:date>2014-05-05T16:39:16.14</dc:date>
    <dc:creator>Viktor </dc:creator>
    <meta:editing-duration>PT2H20M55S</meta:editing-duration>
    <meta:editing-cycles>6</meta:editing-cycles>
    <meta:generator>OpenOffice/4.1.0$Win32 OpenOffice.org_project/410m18$Build-9764</meta:generator>
    <meta:document-statistic meta:table-count="0" meta:image-count="0" meta:object-count="0" meta:page-count="6" meta:paragraph-count="80" meta:word-count="1064" meta:character-count="6594"/>
  </office:meta>
</office:document-meta>
</file>